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8">
        <text:h text:style-name="Heading_20_4" text:outline-level="4">Trennerfenster:</text:h>
        <text:p text:style-name="Textkörper_20_Einrückung_20_Organon">Formatierung des Trenners, der zwischen jeder Datei eingefügt werden soll.</text:p>
        <text:p text:style-name="Textkörper_20_Einrückung_20_Organon">Im exportierten Dokument entspricht die Abfolge der Darstellung im Trennerfenster:</text:p>
        <text:p text:style-name="Textkörper_20_Einrückung_20_Organon"/>
        <text:p text:style-name="Textkörper_20_Einrückung_20_Organon">Ordner- oder Dateititel</text:p>
        <text:p text:style-name="Textkörper_20_Einrückung_20_Organon">Dokument</text:p>
        <text:p text:style-name="Textkörper_20_Einrückung_20_Organon">Leerzeichen</text:p>
        <text:p text:style-name="Textkörper_20_Einrückung_20_Organon">eingefügtes Benutzerdokument</text:p>
        <text:p text:style-name="Textkörper_20_Einrückung_20_Organon">Seitenumbruch</text:p>
        <text:p text:style-name="Textkörper_20_Einrückung_20_Organon"><text:s/></text:p>
        <text:p text:style-name="Textkörper_20_Einrückung_20_Organon"/>
        <text:p text:style-name="Textkörper_20_Einrückung_20_Organon"><text:span text:style-name="T1">Ordnertitel/Dateititel:</text:span> Wenn aktiviert, werden die Namen von Ordnern/Dateien ins exportierte Dokument eingefügt. Sie können formatiert werden. Zur Verfügung stehen die Standardformatierungen und die im Dokument verwendeten Formatierungen.</text:p>
        <text:p text:style-name="Textkörper_20_Einrückung_20_Organon"/>
        <text:p text:style-name="P1">Seitenumbruch vor Ordner/Datei:</text:p>
        <text:p text:style-name="Textkörper_20_Einrückung_20_Organon">Vor jedem/r Ordner/Datei wird ein Umbruch eingefügt.</text:p>
        <text:p text:style-name="Textkörper_20_Einrückung_20_Organon"/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66" meta:character-count="576"/>
    <dc:date>2014-06-24T09:35:00.04</dc:date>
    <meta:editing-duration>P0D</meta:editing-duration>
    <meta:editing-cycles>1</meta:editing-cycles>
    <meta:generator>OpenOffice/4.1.0$Win32 OpenOffice.org_project/410m18$Build-9764</meta:generator>
  </office:meta>
</office:document-meta>
</file>